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e95d2f020" style:family="table" style:master-page-name="ta-mp-0x7f8e95d2f020">
      <style:table-properties table:display="true" style:writing-mode="lr-tb"/>
    </style:style>
    <style:style style:name="ta-0x7f8e95d2f210" style:family="table" style:master-page-name="ta-mp-0x7f8e95d2f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e95d310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8e95d313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8e95d30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e95d314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8e95d317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8e95d30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e95d316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8e95d318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92.94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10.24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8e95d2f02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8e95d3103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8e95d313b0" office:value-type="string">
            <text:p>loginAndAddToCart</text:p>
          </table:table-cell>
          <table:table-cell table:number-columns-repeated="127" table:style-name="Gnumeric-default"/>
        </table:table-row>
        <table:table-row table:style-name="AROW-2">
          <table:table-cell table:style-name="Gnumeric-default" office:value-type="string">
            <text:p>selectAddress</text:p>
          </table:table-cell>
          <table:table-cell table:number-columns-repeated="127" table:style-name="Gnumeric-default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3">
          <gnm:selection gnm:start-col="0" gnm:start-row="3" gnm:end-col="0" gnm:end-row="3"/>
        </gnm:selections>
      </table:table>
      <table:table table:name="TestData" table:style-name="ta-0x7f8e95d2f210" table:print="false">
        <office:forms form:automatic-focus="false" form:apply-design-mode="false">
          <form:form/>
        </office:forms>
        <table:table-column table:default-cell-style-name="ACE-0x7f8e95d30130" table:style-name="ACOL-3"/>
        <table:table-column table:default-cell-style-name="ACE-0x7f8e95d30130" table:style-name="ACOL-4"/>
        <table:table-column table:default-cell-style-name="ACE-0x7f8e95d30130" table:style-name="ACOL-5"/>
        <table:table-column table:default-cell-style-name="ACE-0x7f8e95d30130" table:style-name="ACOL-6"/>
        <table:table-column table:default-cell-style-name="ACE-0x7f8e95d30130" table:style-name="ACOL-7"/>
        <table:table-column table:default-cell-style-name="ACE-0x7f8e95d30130" table:style-name="ACOL-8"/>
        <table:table-column table:default-cell-style-name="ACE-0x7f8e95d30130" table:style-name="ACOL-0" table:number-columns-repeated="122"/>
        <table:table-row table:style-name="AROW-2">
          <table:table-cell table:style-name="ACE-0x7f8e95d314d8" office:value-type="string">
            <text:p>User Name</text:p>
          </table:table-cell>
          <table:table-cell table:style-name="ACE-0x7f8e95d314d8" office:value-type="string">
            <text:p>Password</text:p>
          </table:table-cell>
          <table:table-cell table:style-name="ACE-0x7f8e95d314d8" office:value-type="string">
            <text:p>Product ID</text:p>
          </table:table-cell>
          <table:table-cell table:style-name="ACE-0x7f8e95d31600"/>
          <table:table-cell table:number-columns-repeated="124" table:style-name="ACE-0x7f8e95d30130"/>
        </table:table-row>
        <table:table-row table:style-name="AROW-2">
          <table:table-cell table:style-name="ACE-0x7f8e95d31728" office:value-type="string">
            <text:p>testshopy@shopclues.com</text:p>
          </table:table-cell>
          <table:table-cell table:style-name="ACE-0x7f8e95d30130" office:value-type="float" office:value="123456">
            <text:p>123456</text:p>
          </table:table-cell>
          <table:table-cell table:style-name="ACE-0x7f8e95d30130" office:value-type="float" office:value="6976928">
            <text:p>6976928</text:p>
          </table:table-cell>
          <table:table-cell table:style-name="ACE-0x7f8e95d31600"/>
          <table:table-cell table:number-columns-repeated="2" table:style-name="ACE-0x7f8e95d31850"/>
          <table:table-cell table:number-columns-repeated="122" table:style-name="ACE-0x7f8e95d30130"/>
        </table:table-row>
        <table:table-row table:style-name="AROW-4">
          <table:table-cell table:number-columns-repeated="3" table:style-name="ACE-0x7f8e95d30130"/>
          <table:table-cell table:style-name="ACE-0x7f8e95d31600"/>
          <table:table-cell table:number-columns-repeated="124" table:style-name="ACE-0x7f8e95d3013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TestData'.$A$1"/>
          <table:named-expression table:name="Sheet_Title" table:expression="of:=&quot;TestData&quot;" table:base-cell-address="$'TestData'.$A$1"/>
        </table:named-expressions>
        <gnm:selections gnm:cursor-col="1" gnm:cursor-row="6">
          <gnm:selection gnm:start-col="1" gnm:start-row="6" gnm:end-col="1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e95d35c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e95c73c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e95d2f020" style:display-name="TestCase" style:page-layout-name="pl-0x7f8e95d35c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e95d2f210" style:display-name="TestData" style:page-layout-name="pl-0x7f8e95c73c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4-10T11:23:58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